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4c4c4c" draw:marker-start-width="0.279cm" draw:marker-end-width="0.279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9cm" draw:marker-end-width="0.279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81cm" svg:height="1.905cm" svg:x="1.381cm" svg:y="1.889cm">
          <text:p><text:span text:style-name="T1">Application</text:span></text:p>
          <text:p text:style-name="P1"><text:span text:style-name="T1">Type</text:span></text:p>
        </draw:rect>
        <draw:rect draw:style-name="gr1" draw:text-style-name="P2" xml:id="id2" draw:id="id2" draw:layer="layout" svg:width="3.81cm" svg:height="1.905cm" svg:x="5.922cm" svg:y="1.889cm">
          <text:p text:style-name="P1"><text:span text:style-name="T1">Application</text:span></text:p>
          <text:p text:style-name="P1"><text:span text:style-name="T1">Instance</text:span></text:p>
        </draw:rect>
        <draw:rect draw:style-name="gr1" draw:text-style-name="P2" xml:id="id3" draw:id="id3" draw:layer="layout" svg:width="3.429cm" svg:height="1.905cm" svg:x="10.463cm" svg:y="1.889cm">
          <text:p text:style-name="P1"><text:span text:style-name="T1">Version</text:span></text:p>
          <text:p text:style-name="P1"><text:span text:style-name="T1">Instance</text:span></text:p>
        </draw:rect>
        <draw:rect draw:style-name="gr1" draw:text-style-name="P2" xml:id="id4" draw:id="id4" draw:layer="layout" svg:width="3.429cm" svg:height="1.905cm" svg:x="14.622cm" svg:y="1.889cm">
          <text:p text:style-name="P1"><text:span text:style-name="T1">Function</text:span></text:p>
          <text:p text:style-name="P1"><text:span text:style-name="T1">Type</text:span></text:p>
        </draw:rect>
        <draw:rect draw:style-name="gr1" draw:text-style-name="P2" xml:id="id5" draw:id="id5" draw:layer="layout" svg:width="3.429cm" svg:height="1.905cm" svg:x="18.78cm" svg:y="1.889cm">
          <text:p text:style-name="P1"><text:span text:style-name="T1">Function</text:span></text:p>
          <text:p text:style-name="P1"><text:span text:style-name="T1">Instance</text:span></text:p>
        </draw:rect>
        <draw:connector draw:style-name="gr2" draw:text-style-name="P2" draw:layer="layout" svg:x1="5.191cm" svg:y1="2.841cm" svg:x2="5.922cm" svg:y2="2.841cm" draw:start-shape="id1" draw:start-glue-point="1" draw:end-shape="id2" draw:end-glue-point="3" svg:d="m5191 2841h731">
          <text:p/>
        </draw:connector>
        <draw:connector draw:style-name="gr2" draw:text-style-name="P2" draw:layer="layout" svg:x1="9.732cm" svg:y1="2.841cm" svg:x2="10.463cm" svg:y2="2.841cm" draw:start-shape="id2" draw:start-glue-point="1" draw:end-shape="id3" draw:end-glue-point="3" svg:d="m9732 2841h731">
          <text:p/>
        </draw:connector>
        <draw:connector draw:style-name="gr2" draw:text-style-name="P2" draw:layer="layout" svg:x1="13.892cm" svg:y1="2.841cm" svg:x2="14.622cm" svg:y2="2.841cm" draw:start-shape="id3" draw:start-glue-point="1" draw:end-shape="id4" draw:end-glue-point="3" svg:d="m13892 2841h730">
          <text:p/>
        </draw:connector>
        <draw:connector draw:style-name="gr2" draw:text-style-name="P2" draw:layer="layout" svg:x1="18.051cm" svg:y1="2.841cm" svg:x2="18.78cm" svg:y2="2.841cm" draw:start-shape="id4" draw:start-glue-point="1" draw:end-shape="id5" draw:end-glue-point="3" svg:d="m18051 2841h729">
          <text:p/>
        </draw:connector>
        <draw:rect draw:style-name="gr1" draw:text-style-name="P2" xml:id="id6" draw:id="id6" draw:layer="layout" svg:width="3.81cm" svg:height="1.905cm" svg:x="1.254cm" svg:y="5.699cm">
          <text:p text:style-name="P1"><text:span text:style-name="T1">Model Driven</text:span></text:p>
          <text:p text:style-name="P1"><text:span text:style-name="T1">Node</text:span></text:p>
        </draw:rect>
        <draw:rect draw:style-name="gr1" draw:text-style-name="P2" xml:id="id7" draw:id="id7" draw:layer="layout" svg:width="3.81cm" svg:height="1.905cm" svg:x="5.795cm" svg:y="5.699cm">
          <text:p text:style-name="P1"><text:span text:style-name="T1">App A</text:span></text:p>
        </draw:rect>
        <draw:rect draw:style-name="gr1" draw:text-style-name="P2" xml:id="id8" draw:id="id8" draw:layer="layout" svg:width="3.429cm" svg:height="1.905cm" svg:x="14.487cm" svg:y="10.804cm">
          <text:p text:style-name="P1"><text:span text:style-name="T1">Schemas</text:span></text:p>
        </draw:rect>
        <draw:rect draw:style-name="gr1" draw:text-style-name="P2" xml:id="id9" draw:id="id9" draw:layer="layout" svg:width="3.429cm" svg:height="1.905cm" svg:x="18.645cm" svg:y="10.804cm">
          <text:p text:style-name="P1"><text:span text:style-name="T1">Person</text:span></text:p>
          <text:p text:style-name="P1"><text:span text:style-name="T1">Collection</text:span></text:p>
        </draw:rect>
        <draw:connector draw:style-name="gr2" draw:text-style-name="P2" draw:layer="layout" svg:x1="5.064cm" svg:y1="6.651cm" svg:x2="5.795cm" svg:y2="6.651cm" draw:start-shape="id6" draw:start-glue-point="1" draw:end-shape="id7" draw:end-glue-point="3" svg:d="m5064 6651h731">
          <text:p/>
        </draw:connector>
        <draw:connector draw:style-name="gr2" draw:text-style-name="P2" draw:layer="layout" svg:x1="17.916cm" svg:y1="11.756cm" svg:x2="18.645cm" svg:y2="11.756cm" draw:start-shape="id8" draw:start-glue-point="1" draw:end-shape="id9" draw:end-glue-point="3" svg:d="m17916 11756h729">
          <text:p/>
        </draw:connector>
        <draw:rect draw:style-name="gr1" draw:text-style-name="P2" xml:id="id10" draw:id="id10" draw:layer="layout" svg:width="3.81cm" svg:height="1.905cm" svg:x="5.826cm" svg:y="8.239cm">
          <text:p text:style-name="P1"><text:span text:style-name="T1">App B</text:span></text:p>
        </draw:rect>
        <draw:rect draw:style-name="gr1" draw:text-style-name="P2" xml:id="id11" draw:id="id11" draw:layer="layout" svg:width="3.429cm" svg:height="1.905cm" svg:x="10.398cm" svg:y="8.239cm">
          <text:p text:style-name="P1"><text:span text:style-name="T1">V1</text:span></text:p>
        </draw:rect>
        <draw:rect draw:style-name="gr1" draw:text-style-name="P1" xml:id="id12" draw:id="id12" draw:layer="layout" svg:width="3.429cm" svg:height="1.905cm" svg:x="10.398cm" svg:y="10.779cm">
          <text:p text:style-name="P1">V2</text:p>
        </draw:rect>
        <draw:connector draw:style-name="gr2" draw:text-style-name="P2" draw:layer="layout" svg:x1="3.159cm" svg:y1="7.604cm" svg:x2="5.826cm" svg:y2="9.191cm" draw:start-shape="id6" draw:start-glue-point="2" draw:end-shape="id10" svg:d="m3159 7604v1587h2667">
          <text:p/>
        </draw:connector>
        <draw:connector draw:style-name="gr2" draw:text-style-name="P2" draw:layer="layout" svg:x1="9.636cm" svg:y1="9.191cm" svg:x2="10.398cm" svg:y2="9.191cm" draw:start-shape="id10" draw:start-glue-point="1" draw:end-shape="id11" draw:end-glue-point="3" svg:d="m9636 9191h762">
          <text:p/>
        </draw:connector>
        <draw:connector draw:style-name="gr2" draw:text-style-name="P1" draw:layer="layout" svg:x1="7.731cm" svg:y1="10.144cm" svg:x2="10.398cm" svg:y2="11.731cm" draw:start-shape="id10" draw:end-shape="id12" draw:end-glue-point="3" svg:d="m7731 10144v1587h2667">
          <text:p/>
        </draw:connector>
        <draw:rect draw:style-name="gr1" draw:text-style-name="P2" xml:id="id13" draw:id="id13" draw:layer="layout" svg:width="3.429cm" svg:height="1.905cm" svg:x="22.836cm" svg:y="10.804cm">
          <text:p text:style-name="P1"><text:span text:style-name="T1">Person</text:span></text:p>
          <text:p text:style-name="P1"><text:span text:style-name="T1">Document</text:span></text:p>
        </draw:rect>
        <draw:connector draw:style-name="gr2" draw:text-style-name="P2" draw:layer="layout" svg:x1="22.074cm" svg:y1="11.756cm" svg:x2="22.836cm" svg:y2="11.756cm" draw:start-shape="id9" draw:start-glue-point="1" draw:end-shape="id13" draw:end-glue-point="3" svg:d="m22074 11756h762">
          <text:p/>
        </draw:connector>
        <draw:rect draw:style-name="gr1" draw:text-style-name="P2" xml:id="id14" draw:id="id14" draw:layer="layout" svg:width="3.715cm" svg:height="1.905cm" svg:x="22.971cm" svg:y="1.889cm">
          <text:p text:style-name="P1"><text:span text:style-name="T1">Function</text:span></text:p>
          <text:p text:style-name="P1"><text:span text:style-name="T1">Sub-Instance</text:span></text:p>
        </draw:rect>
        <draw:connector draw:style-name="gr2" draw:text-style-name="P1" draw:layer="layout" svg:x1="22.209cm" svg:y1="2.841cm" svg:x2="22.971cm" svg:y2="2.841cm" draw:start-shape="id5" draw:start-glue-point="1" draw:end-shape="id14" draw:end-glue-point="3" svg:d="m22209 2841h762">
          <text:p/>
        </draw:connector>
        <draw:rect draw:style-name="gr1" draw:text-style-name="P2" xml:id="id15" draw:id="id15" draw:layer="layout" svg:width="3.429cm" svg:height="1.905cm" svg:x="14.462cm" svg:y="10.779cm">
          <text:p text:style-name="P1"><text:span text:style-name="T1">Schemas</text:span></text:p>
        </draw:rect>
        <draw:connector draw:style-name="gr2" draw:text-style-name="P1" draw:layer="layout" svg:x1="13.827cm" svg:y1="11.731cm" svg:x2="14.462cm" svg:y2="11.731cm" draw:start-shape="id12" draw:start-glue-point="1" draw:end-shape="id15" svg:d="m13827 11731h635">
          <text:p/>
        </draw:connector>
        <draw:rect draw:style-name="gr1" draw:text-style-name="P2" xml:id="id16" draw:id="id16" draw:layer="layout" svg:width="3.429cm" svg:height="1.905cm" svg:x="14.454cm" svg:y="13.319cm">
          <text:p text:style-name="P1"><text:span text:style-name="T1">Sockets</text:span></text:p>
        </draw:rect>
        <draw:rect draw:style-name="gr1" draw:text-style-name="P2" xml:id="id17" draw:id="id17" draw:layer="layout" svg:width="3.429cm" svg:height="1.905cm" svg:x="14.454cm" svg:y="15.859cm">
          <text:p text:style-name="P1"><text:span text:style-name="T1">Queues</text:span></text:p>
        </draw:rect>
        <draw:connector draw:style-name="gr2" draw:text-style-name="P1" draw:layer="layout" svg:x1="12.112cm" svg:y1="12.684cm" svg:x2="14.454cm" svg:y2="14.271cm" draw:start-shape="id12" draw:start-glue-point="2" draw:end-shape="id16" draw:end-glue-point="3" svg:d="m12112 12684v1587h2342">
          <text:p/>
        </draw:connector>
        <draw:connector draw:style-name="gr2" draw:text-style-name="P1" draw:layer="layout" svg:x1="14.454cm" svg:y1="16.811cm" svg:x2="12.112cm" svg:y2="12.684cm" draw:start-shape="id17" draw:start-glue-point="3" draw:end-shape="id12" svg:d="m14454 16811h-2342v-4127">
          <text:p/>
        </draw:connector>
        <draw:rect draw:style-name="gr1" draw:text-style-name="P2" xml:id="id18" draw:id="id18" draw:layer="layout" svg:width="3.429cm" svg:height="1.905cm" svg:x="14.462cm" svg:y="18.272cm">
          <text:p text:style-name="P1"><text:span text:style-name="T1">API</text:span></text:p>
        </draw:rect>
        <draw:connector draw:style-name="gr2" draw:text-style-name="P1" draw:layer="layout" svg:x1="14.462cm" svg:y1="19.224cm" svg:x2="12.112cm" svg:y2="12.684cm" draw:start-shape="id18" draw:start-glue-point="3" draw:end-shape="id12" svg:d="m14462 19224h-2350v-6540">
          <text:p/>
        </draw:connector>
        <draw:frame draw:style-name="gr3" draw:text-style-name="P3" draw:layer="layout" svg:width="3.556cm" svg:height="1.393cm" svg:x="10.525cm" svg:y="6.207cm">
          <draw:text-box>
            <text:p text:style-name="P3"><text:span text:style-name="T2">Etc...</text:span></text:p>
          </draw:text-box>
        </draw:frame>
        <draw:frame draw:style-name="gr3" draw:text-style-name="P3" draw:layer="layout" svg:width="3.556cm" svg:height="1.393cm" svg:x="14.335cm" svg:y="8.624cm">
          <draw:text-box>
            <text:p text:style-name="P3"><text:span text:style-name="T2">Etc...</text:span></text:p>
          </draw:text-box>
        </draw:frame>
        <draw:frame draw:style-name="gr3" draw:text-style-name="P3" draw:layer="layout" svg:width="3.556cm" svg:height="1.393cm" svg:x="18.399cm" svg:y="13.978cm">
          <draw:text-box>
            <text:p text:style-name="P3"><text:span text:style-name="T2">Etc...</text:span></text:p>
          </draw:text-box>
        </draw:frame>
        <draw:frame draw:style-name="gr3" draw:text-style-name="P3" draw:layer="layout" svg:width="3.556cm" svg:height="1.393cm" svg:x="18.399cm" svg:y="16.371cm">
          <draw:text-box>
            <text:p text:style-name="P3"><text:span text:style-name="T2">Etc...</text:span></text:p>
          </draw:text-box>
        </draw:frame>
        <draw:frame draw:style-name="gr3" draw:text-style-name="P3" draw:layer="layout" svg:width="3.556cm" svg:height="1.393cm" svg:x="18.399cm" svg:y="18.683cm">
          <draw:text-box>
            <text:p text:style-name="P3"><text:span text:style-name="T2">Etc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1T19:40:04.01</meta:creation-date>
    <dc:date>2013-08-31T20:30:56.38</dc:date>
    <meta:editing-duration>PT8M34S</meta:editing-duration>
    <meta:editing-cycles>3</meta:editing-cycles>
    <meta:generator>OpenOffice.org/3.4.1$Win32 OpenOffice.org_project/341m1$Build-9593</meta:generator>
    <meta:document-statistic meta:object-count="38"/>
  </office:meta>
</office:document-meta>
</file>